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oody Saint</text:p>
      <text:p text:style-name="Standard">Motorbreath</text:p>
      <text:p text:style-name="Standard">Rock Pulse</text:p>
      <text:p text:style-name="Standard">78</text:p>
      <text:p text:style-name="Standard">Call Me Maybe</text:p>
      <text:p text:style-name="Standard">HeadBanging Angels</text:p>
      <text:p text:style-name="Standard">As You Are</text:p>
      <text:p text:style-name="Standard">On The Rocks</text:p>
      <text:p text:style-name="Standard">Shoot To Kill</text:p>
      <text:p text:style-name="Standard">Meaning Li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</meta:initial-creator>
    <meta:creation-date>2012-12-20T11:04:58</meta:creation-date>
    <dc:date>2012-12-20T11:16:54</dc:date>
    <dc:creator>Laurent </dc:creator>
    <meta:editing-duration>PT10M47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10" meta:word-count="22" meta:character-count="113" meta:non-whitespace-character-count="101"/>
  </office:meta>
</office:document-meta>
</file>